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A00000264FA820006.png" manifest:media-type="image/png"/>
  <manifest:file-entry manifest:full-path="Pictures/10000001000002DA00000284F105A1D7.png" manifest:media-type="image/png"/>
  <manifest:file-entry manifest:full-path="Pictures/10000001000009C100000356AA7091FD.png" manifest:media-type="image/png"/>
  <manifest:file-entry manifest:full-path="Pictures/10000001000002DA00000264EA8A55A1.png" manifest:media-type="image/png"/>
  <manifest:file-entry manifest:full-path="Pictures/10000001000002DA0000028465B54699.png" manifest:media-type="image/png"/>
  <manifest:file-entry manifest:full-path="Pictures/10000001000002DA000002642F9EA7E9.png" manifest:media-type="image/png"/>
  <manifest:file-entry manifest:full-path="Pictures/10000001000002DA000002847C538D0B.png" manifest:media-type="image/png"/>
  <manifest:file-entry manifest:full-path="Pictures/10000001000005E80000053CA15DFA08.png" manifest:media-type="image/png"/>
  <manifest:file-entry manifest:full-path="Pictures/10000001000002DA00000264877FFD4A.png" manifest:media-type="image/png"/>
  <manifest:file-entry manifest:full-path="Pictures/10000001000002DA00000284AEDE746F.png" manifest:media-type="image/png"/>
  <manifest:file-entry manifest:full-path="Pictures/10000001000005E80000053C8DDDF1EE.png" manifest:media-type="image/png"/>
  <manifest:file-entry manifest:full-path="Pictures/10000001000002DA000002843BB6A6E0.png" manifest:media-type="image/png"/>
  <manifest:file-entry manifest:full-path="Pictures/10000001000005E80000053C4BEDD09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7cm" loext:decorative="false"/>
      <style:paragraph-properties style:writing-mode="lr-tb"/>
    </style:style>
    <style:style style:name="gr2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fill="solid" draw:fill-color="#ffdbb6" draw:textarea-horizontal-align="center" draw:textarea-vertical-align="middle" draw:shadow="visible" loext:shadow-blur="0.353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horizontal-align="center" draw:textarea-vertical-align="middl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8%" draw:contrast="-23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fill="solid" draw:fill-color="#b4c7dc" draw:textarea-horizontal-align="center" draw:textarea-vertical-align="middle" draw:shadow="visible" loext:shadow-blur="0.353cm" loext:decorative="false"/>
    </style:style>
    <style:style style:name="gr9" style:family="graphic" style:parent-style-name="standard">
      <style:graphic-properties draw:stroke="none" draw:fill="none" fo:min-height="0.517cm" loext:decorative="false"/>
      <style:paragraph-properties style:writing-mode="lr-tb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6.103cm" fo:min-width="7.754cm" loext:decorative="false"/>
    </style:style>
    <style:style style:name="gr11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fill="solid" draw:fill-color="#ffdbb6" draw:textarea-horizontal-align="center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solid" draw:fill-color="#ffdbb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solid" draw:fill-color="#ffdbb6" fo:min-height="1.574cm" loext:decorative="false"/>
      <style:paragraph-properties style:writing-mode="lr-tb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2.99cm" fo:min-width="2.896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476cm" loext:decorative="false"/>
      <style:paragraph-properties style:writing-mode="lr-tb"/>
    </style:style>
    <style:style style:name="gr18" style:family="graphic" style:parent-style-name="standard">
      <style:graphic-properties draw:fill="solid" draw:fill-color="#ffdbb6" draw:textarea-horizontal-align="center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3.402cm" fo:min-width="7.91cm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44cm" loext:decorative="false"/>
      <style:paragraph-properties style:writing-mode="lr-tb"/>
    </style:style>
    <style:style style:name="gr21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style:paragraph-properties fo:text-align="center"/>
      <style:text-properties fo:font-size="13.3000001907349pt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13.3000001907349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  <style:text-properties fo:font-size="13.3000001907349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  <style:text-properties style:font-name="Consolas" fo:font-size="14pt" style:font-size-asian="14pt" style:font-size-complex="14pt"/>
    </style:style>
    <style:style style:name="P7" style:family="paragraph">
      <style:paragraph-properties fo:text-align="start"/>
      <style:text-properties fo:font-size="12.3999996185303pt"/>
    </style:style>
    <style:style style:name="P8" style:family="paragraph">
      <loext:graphic-properties draw:fill="none"/>
      <style:paragraph-properties fo:text-align="start"/>
      <style:text-properties fo:font-size="12.3999996185303pt" fo:font-weight="bold" style:font-size-asian="13pt" style:font-weight-asian="bold" style:font-size-complex="13pt" style:font-weight-complex="bold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style:paragraph-properties fo:text-align="start"/>
      <style:text-properties fo:font-size="17.1000003814697pt"/>
    </style:style>
    <style:style style:name="P11" style:family="paragraph">
      <loext:graphic-properties draw:fill="none"/>
      <style:paragraph-properties fo:text-align="start"/>
      <style:text-properties fo:font-size="17.1000003814697pt"/>
    </style:style>
    <style:style style:name="P12" style:family="paragraph">
      <loext:graphic-properties draw:fill="solid" draw:fill-color="#ffdbb6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solid" draw:fill-color="#ffdbb6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ffdbb6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solid" draw:fill-color="#ffdbb6"/>
      <style:paragraph-properties fo:text-align="start"/>
    </style:style>
    <style:style style:name="P17" style:family="paragraph">
      <style:paragraph-properties fo:text-align="center"/>
      <style:text-properties fo:font-size="11.3999996185303pt"/>
    </style:style>
    <style:style style:name="P18" style:family="paragraph">
      <loext:graphic-properties draw:fill="none" draw:fill-color="#ffffff"/>
      <style:paragraph-properties fo:text-align="center"/>
      <style:text-properties style:font-name="Arial1" fo:font-size="11.3999996185303pt" style:font-size-asian="12pt" style:font-size-complex="12pt"/>
    </style:style>
    <style:style style:name="P19" style:family="paragraph">
      <loext:graphic-properties draw:fill="solid" draw:fill-color="#ffdbb6"/>
      <style:paragraph-properties fo:text-align="center"/>
      <style:text-properties fo:font-size="11.3999996185303pt" style:font-size-asian="12pt" style:font-size-complex="12pt"/>
    </style:style>
    <style:style style:name="P20" style:family="paragraph">
      <style:paragraph-properties fo:text-align="start"/>
      <style:text-properties fo:font-size="10.5pt"/>
    </style:style>
    <style:style style:name="P21" style:family="paragraph">
      <loext:graphic-properties draw:fill="none" draw:fill-color="#ffffff"/>
      <style:paragraph-properties fo:text-align="start"/>
      <style:text-properties style:font-name="Arial1" fo:font-size="10.5pt" style:font-size-asian="11pt" style:font-size-complex="11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1cm" svg:height="0.806cm" svg:x="0.748cm" svg:y="2.103cm">
          <draw:text-box>
            <text:p text:style-name="P1"><text:span text:style-name="T1">Input MRI</text:span></text:p>
          </draw:text-box>
        </draw:frame>
        <draw:connector draw:style-name="gr2" draw:text-style-name="P3" draw:layer="layout" svg:x1="3.751cm" svg:y1="10.189cm" svg:x2="5.097cm" svg:y2="6.566cm" draw:start-shape="id1" draw:start-glue-point="1" draw:end-shape="id2" svg:d="M3751 10189h646v-3623h700" svg:viewBox="0 0 1347 3624">
          <text:p/>
        </draw:connector>
        <draw:rect draw:style-name="gr3" draw:text-style-name="P4" xml:id="id4" draw:id="id4" draw:layer="layout" svg:width="3.221cm" svg:height="1.913cm" svg:x="0.645cm" svg:y="6.182cm">
          <text:p text:style-name="P1"><text:span text:style-name="T2">N4 bias</text:span></text:p>
          <text:p text:style-name="P1"><text:span text:style-name="T2">correction</text:span></text:p>
        </draw:rect>
        <draw:connector draw:style-name="gr4" draw:text-style-name="P5" draw:layer="layout" draw:type="line" svg:x1="2.253cm" svg:y1="5.269cm" svg:x2="2.255cm" svg:y2="6.182cm" draw:start-shape="id3" draw:start-glue-point="2" draw:end-shape="id4" draw:end-glue-point="0" svg:d="M2253 5269l2 913" svg:viewBox="0 0 3 914">
          <text:p/>
        </draw:connector>
        <draw:connector draw:style-name="gr4" draw:text-style-name="P5" draw:layer="layout" draw:type="line" svg:x1="2.255cm" svg:y1="8.095cm" svg:x2="2.253cm" svg:y2="8.93cm" draw:start-shape="id4" draw:start-glue-point="2" draw:end-shape="id1" draw:end-glue-point="0" svg:d="M2255 8095l-2 835" svg:viewBox="0 0 3 836">
          <text:p/>
        </draw:connector>
        <draw:frame draw:style-name="gr5" draw:text-style-name="P5" xml:id="id3" draw:id="id3" draw:layer="layout" svg:width="2.996cm" svg:height="2.518cm" svg:x="0.755cm" svg:y="2.751cm">
          <draw:image xlink:href="Pictures/10000001000005E80000053C4BEDD096.png" xlink:type="simple" xlink:show="embed" xlink:actuate="onLoad" draw:mime-type="image/png">
            <text:p/>
          </draw:image>
        </draw:frame>
        <draw:frame draw:style-name="gr6" draw:text-style-name="P5" xml:id="id1" draw:id="id1" draw:layer="layout" svg:width="2.996cm" svg:height="2.518cm" svg:x="0.755cm" svg:y="8.93cm">
          <draw:image xlink:href="Pictures/10000001000005E80000053C4BEDD096.png" xlink:type="simple" xlink:show="embed" xlink:actuate="onLoad" draw:mime-type="image/png">
            <text:p/>
          </draw:image>
        </draw:frame>
        <draw:rect draw:style-name="gr3" draw:text-style-name="P4" xml:id="id5" draw:id="id5" draw:layer="layout" svg:width="4.492cm" svg:height="1.913cm" svg:x="25.322cm" svg:y="5.687cm">
          <text:p text:style-name="P1"><text:span text:style-name="T2">KellyKapowski</text:span></text:p>
          <text:p text:style-name="P1"><text:span text:style-name="T2">cortical thickness</text:span></text:p>
        </draw:rect>
        <draw:frame draw:style-name="gr6" draw:text-style-name="P5" xml:id="id6" draw:id="id6" draw:layer="layout" svg:width="4.114cm" svg:height="3.462cm" svg:x="25.524cm" svg:y="8.538cm">
          <draw:image xlink:href="Pictures/10000001000005E80000053C8DDDF1EE.png" xlink:type="simple" xlink:show="embed" xlink:actuate="onLoad" draw:mime-type="image/png">
            <text:p/>
          </draw:image>
        </draw:frame>
        <draw:frame draw:style-name="gr6" draw:text-style-name="P5" xml:id="id8" draw:id="id8" draw:layer="layout" svg:width="4.281cm" svg:height="3.6cm" svg:x="25.418cm" svg:y="1.056cm">
          <draw:image xlink:href="Pictures/10000001000005E80000053CA15DFA08.png" xlink:type="simple" xlink:show="embed" xlink:actuate="onLoad" draw:mime-type="image/png">
            <text:p/>
          </draw:image>
        </draw:frame>
        <draw:connector draw:style-name="gr7" draw:text-style-name="P3" draw:layer="layout" draw:type="line" svg:x1="27.568cm" svg:y1="7.6cm" svg:x2="27.581cm" svg:y2="8.538cm" draw:start-shape="id5" draw:start-glue-point="2" draw:end-shape="id6" draw:end-glue-point="0" svg:d="M27568 7600l13 938" svg:viewBox="0 0 14 939">
          <text:p/>
        </draw:connector>
        <draw:rect draw:style-name="gr8" draw:text-style-name="P6" xml:id="id2" draw:id="id2" draw:layer="layout" svg:width="8.881cm" svg:height="11.375cm" svg:x="5.097cm" svg:y="0.879cm">
          <text:p/>
        </draw:rect>
        <draw:frame draw:style-name="gr9" draw:text-style-name="P8" draw:layer="layout" svg:width="7.915cm" svg:height="0.767cm" svg:x="5.026cm" svg:y="0.924cm">
          <draw:text-box>
            <text:p text:style-name="P7"><text:span text:style-name="T3">Brain extraction</text:span></text:p>
          </draw:text-box>
        </draw:frame>
        <draw:custom-shape draw:style-name="gr10" draw:text-style-name="P9" draw:layer="layout" svg:width="8.254cm" svg:height="6.353cm" svg:x="5.432cm" svg:y="1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5.067cm" svg:height="1.062cm" svg:x="5.419cm" svg:y="5.074cm">
          <draw:text-box>
            <text:p text:style-name="P10"><text:span text:style-name="T4">CAMRI template</text:span></text:p>
          </draw:text-box>
        </draw:frame>
        <draw:frame draw:style-name="gr6" draw:text-style-name="P5" draw:layer="layout" svg:width="2.547cm" svg:height="1.983cm" svg:x="5.633cm" svg:y="5.861cm">
          <draw:image xlink:href="Pictures/10000001000002DA000002642F9EA7E9.png" xlink:type="simple" xlink:show="embed" xlink:actuate="onLoad" draw:mime-type="image/png">
            <text:p/>
          </draw:image>
        </draw:frame>
        <draw:frame draw:style-name="gr6" draw:text-style-name="P5" draw:layer="layout" svg:width="2.547cm" svg:height="1.983cm" svg:x="8.308cm" svg:y="5.861cm">
          <draw:image xlink:href="Pictures/10000001000002DA00000264877FFD4A.png" xlink:type="simple" xlink:show="embed" xlink:actuate="onLoad" draw:mime-type="image/png">
            <text:p/>
          </draw:image>
        </draw:frame>
        <draw:frame draw:style-name="gr6" draw:text-style-name="P5" draw:layer="layout" svg:width="2.547cm" svg:height="1.983cm" svg:x="10.981cm" svg:y="5.861cm">
          <draw:image xlink:href="Pictures/10000001000002DA00000264EA8A55A1.png" xlink:type="simple" xlink:show="embed" xlink:actuate="onLoad" draw:mime-type="image/png">
            <text:p/>
          </draw:image>
        </draw:frame>
        <draw:g draw:style-name="gr12" xml:id="id7" draw:id="id7">
          <draw:rect draw:style-name="gr13" draw:text-style-name="P12" draw:layer="layout" svg:width="7.999cm" svg:height="1.913cm" svg:x="5.553cm" svg:y="10.04cm">
            <text:p/>
          </draw:rect>
          <draw:frame draw:style-name="gr14" draw:text-style-name="P13" draw:layer="layout" svg:width="3.557cm" svg:height="1.396cm" svg:x="9.639cm" svg:y="10.298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5" draw:text-style-name="P15" draw:layer="layout" svg:width="4.067cm" svg:height="1.916cm" svg:x="5.637cm" svg:y="10.06cm">
            <draw:text-box>
              <text:p text:style-name="P14"><text:span text:style-name="T2">Data augmentation/</text:span></text:p>
              <text:p text:style-name="P14"><text:span text:style-name="T2">network training</text:span></text:p>
            </draw:text-box>
          </draw:frame>
        </draw:g>
        <draw:connector draw:style-name="gr4" draw:text-style-name="P5" draw:layer="layout" draw:type="line" svg:x1="9.564cm" svg:y1="8.291cm" svg:x2="9.552cm" svg:y2="10.04cm" draw:end-shape="id7" draw:end-glue-point="0" svg:d="M9564 8291l-12 1749" svg:viewBox="0 0 13 1750">
          <text:p/>
        </draw:connector>
        <draw:rect draw:style-name="gr8" draw:text-style-name="P6" xml:id="id12" draw:id="id12" draw:layer="layout" svg:width="8.788cm" svg:height="11.387cm" svg:x="14.904cm" svg:y="0.877cm">
          <text:p/>
        </draw:rect>
        <draw:frame draw:style-name="gr9" draw:text-style-name="P8" draw:layer="layout" svg:width="7.915cm" svg:height="0.767cm" svg:x="14.779cm" svg:y="0.874cm">
          <draw:text-box>
            <text:p text:style-name="P7"><text:span text:style-name="T3">Brain parcellation</text:span></text:p>
          </draw:text-box>
        </draw:frame>
        <draw:g draw:style-name="gr12" xml:id="id11" draw:id="id11">
          <draw:rect draw:style-name="gr13" draw:text-style-name="P12" draw:layer="layout" svg:width="7.999cm" svg:height="1.913cm" svg:x="15.294cm" svg:y="10.012cm">
            <text:p/>
          </draw:rect>
          <draw:frame draw:style-name="gr14" draw:text-style-name="P13" draw:layer="layout" svg:width="3.557cm" svg:height="1.396cm" svg:x="19.38cm" svg:y="10.27cm">
            <draw:image xlink:href="Pictures/10000001000009C100000356AA7091FD.png" xlink:type="simple" xlink:show="embed" xlink:actuate="onLoad" draw:mime-type="image/png">
              <text:p/>
            </draw:image>
          </draw:frame>
          <draw:frame draw:style-name="gr15" draw:text-style-name="P16" draw:layer="layout" svg:width="4.067cm" svg:height="1.916cm" svg:x="15.378cm" svg:y="10.032cm">
            <draw:text-box>
              <text:p text:style-name="P14"><text:span text:style-name="T2">Data augmentation/</text:span></text:p>
              <text:p text:style-name="P14"><text:span text:style-name="T2">network training</text:span></text:p>
            </draw:text-box>
          </draw:frame>
        </draw:g>
        <draw:connector draw:style-name="gr4" draw:text-style-name="P5" draw:layer="layout" draw:type="line" svg:x1="27.558cm" svg:y1="4.656cm" svg:x2="27.568cm" svg:y2="5.687cm" draw:start-shape="id8" draw:start-glue-point="2" draw:end-shape="id5" draw:end-glue-point="0" svg:d="M27558 4656l10 1031" svg:viewBox="0 0 11 1032">
          <text:p/>
        </draw:connector>
        <draw:custom-shape draw:style-name="gr16" draw:text-style-name="P9" xml:id="id9" draw:id="id9" draw:layer="layout" svg:width="3.396cm" svg:height="3.24cm" svg:x="15.239cm" svg:y="1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939cm" svg:height="2.427cm" svg:x="15.477cm" svg:y="2.462cm">
          <draw:image xlink:href="Pictures/10000001000002DA00000264FA820006.png" xlink:type="simple" xlink:show="embed" xlink:actuate="onLoad" draw:mime-type="image/png">
            <text:p/>
          </draw:image>
        </draw:frame>
        <draw:frame draw:style-name="gr17" draw:text-style-name="P18" draw:layer="layout" svg:width="3.01cm" svg:height="0.726cm" svg:x="14.891cm" svg:y="1.866cm">
          <draw:text-box>
            <text:p text:style-name="P17"><text:span text:style-name="T5">AllenCCFv3</text:span></text:p>
          </draw:text-box>
        </draw:frame>
        <draw:rect draw:style-name="gr18" draw:text-style-name="P19" xml:id="id10" draw:id="id10" draw:layer="layout" svg:width="4.056cm" svg:height="2.786cm" svg:x="19.325cm" svg:y="2.081cm">
          <text:p text:style-name="P17"><text:span text:style-name="T6">Ontological</text:span></text:p>
          <text:p text:style-name="P17"><text:span text:style-name="T6"><text:s/></text:span><text:span text:style-name="T6">simplification and</text:span></text:p>
          <text:p text:style-name="P17"><text:span text:style-name="T6">warping to</text:span></text:p>
          <text:p text:style-name="P17"><text:span text:style-name="T6">DevCCF</text:span></text:p>
        </draw:rect>
        <draw:connector draw:style-name="gr4" draw:text-style-name="P5" draw:layer="layout" draw:type="line" svg:x1="18.635cm" svg:y1="3.473cm" svg:x2="19.325cm" svg:y2="3.474cm" draw:start-shape="id9" draw:start-glue-point="1" draw:end-shape="id10" draw:end-glue-point="3" svg:d="M18635 3473l690 1" svg:viewBox="0 0 691 2">
          <text:p/>
        </draw:connector>
        <draw:custom-shape draw:style-name="gr19" draw:text-style-name="P9" draw:layer="layout" svg:width="8.41cm" svg:height="3.652cm" svg:x="15.088cm" svg:y="5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59cm" svg:height="2.611cm" svg:x="19.48cm" svg:y="6.682cm">
          <draw:image xlink:href="Pictures/10000001000002DA0000028465B54699.png" xlink:type="simple" xlink:show="embed" xlink:actuate="onLoad" draw:mime-type="image/png">
            <text:p/>
          </draw:image>
        </draw:frame>
        <draw:frame draw:style-name="gr20" draw:text-style-name="P21" draw:layer="layout" svg:width="7.156cm" svg:height="0.69cm" svg:x="15.064cm" svg:y="5.966cm">
          <draw:text-box>
            <text:p text:style-name="P20"><text:span text:style-name="T5">DevCCF T2-w with labels</text:span></text:p>
          </draw:text-box>
        </draw:frame>
        <draw:frame draw:style-name="gr6" draw:text-style-name="P5" draw:layer="layout" svg:width="3.157cm" svg:height="2.607cm" svg:x="16.032cm" svg:y="6.681cm">
          <draw:image xlink:href="Pictures/10000001000002DA000002843BB6A6E0.png" xlink:type="simple" xlink:show="embed" xlink:actuate="onLoad" draw:mime-type="image/png">
            <text:p/>
          </draw:image>
        </draw:frame>
        <draw:connector draw:style-name="gr4" draw:text-style-name="P5" draw:layer="layout" draw:type="line" svg:x1="19.277cm" svg:y1="9.672cm" svg:x2="19.293cm" svg:y2="10.012cm" draw:end-shape="id11" draw:end-glue-point="0" svg:d="M19277 9672l16 340" svg:viewBox="0 0 17 341">
          <text:p/>
        </draw:connector>
        <draw:connector draw:style-name="gr21" draw:text-style-name="P5" draw:layer="layout" draw:line-skew="-0.257cm" svg:x1="21.353cm" svg:y1="4.867cm" svg:x2="19.277cm" svg:y2="5.835cm" draw:start-shape="id10" draw:start-glue-point="2" svg:d="M21353 4867v478h-2076v490" svg:viewBox="0 0 2077 969">
          <text:p/>
        </draw:connector>
        <draw:connector draw:style-name="gr21" draw:text-style-name="P5" draw:layer="layout" draw:line-skew="-0.284cm" svg:x1="23.692cm" svg:y1="6.57cm" svg:x2="25.418cm" svg:y2="2.856cm" draw:start-shape="id12" draw:start-glue-point="1" draw:end-shape="id8" draw:end-glue-point="3" svg:d="M23692 6570h906v-3714h820" svg:viewBox="0 0 1727 3715">
          <text:p/>
        </draw:connector>
        <draw:frame draw:style-name="gr6" draw:text-style-name="P5" draw:layer="layout" svg:width="2.547cm" svg:height="2.055cm" svg:x="5.615cm" svg:y="2.664cm">
          <draw:image xlink:href="Pictures/10000001000002DA00000284F105A1D7.png" xlink:type="simple" xlink:show="embed" xlink:actuate="onLoad" draw:mime-type="image/png">
            <text:p/>
          </draw:image>
        </draw:frame>
        <draw:frame draw:style-name="gr6" draw:text-style-name="P5" draw:layer="layout" svg:width="2.547cm" svg:height="2.055cm" svg:x="8.305cm" svg:y="2.664cm">
          <draw:image xlink:href="Pictures/10000001000002DA000002847C538D0B.png" xlink:type="simple" xlink:show="embed" xlink:actuate="onLoad" draw:mime-type="image/png">
            <text:p/>
          </draw:image>
        </draw:frame>
        <draw:frame draw:style-name="gr6" draw:text-style-name="P5" draw:layer="layout" svg:width="2.547cm" svg:height="2.055cm" svg:x="10.994cm" svg:y="2.664cm">
          <draw:image xlink:href="Pictures/10000001000002DA00000284AEDE746F.png" xlink:type="simple" xlink:show="embed" xlink:actuate="onLoad" draw:mime-type="image/png">
            <text:p/>
          </draw:image>
        </draw:frame>
        <draw:frame draw:style-name="gr11" draw:text-style-name="P11" draw:layer="layout" svg:width="5.067cm" svg:height="1.062cm" svg:x="5.419cm" svg:y="1.9cm">
          <draw:text-box>
            <text:p text:style-name="P10"><text:span text:style-name="T4">B-spline HR template</text:span></text:p>
          </draw:text-box>
        </draw:frame>
        <draw:connector draw:style-name="gr4" draw:text-style-name="P5" draw:layer="layout" draw:type="line" svg:x1="13.978cm" svg:y1="6.566cm" svg:x2="14.904cm" svg:y2="6.57cm" draw:start-shape="id2" draw:start-glue-point="1" draw:end-shape="id12" draw:end-glue-point="3" svg:d="M13978 6566l926 4" svg:viewBox="0 0 927 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955cm" fo:margin-right="0.955cm" fo:page-width="30.48cm" fo:page-height="13.2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Tustison</meta:initial-creator>
    <meta:creation-date>2012-03-23T15:50:10</meta:creation-date>
    <dc:date>2024-03-26T09:57:20.166809416</dc:date>
    <meta:editing-duration>P1DT23H24M31S</meta:editing-duration>
    <meta:editing-cycles>62</meta:editing-cycles>
    <meta:generator>LibreOffice/7.6.4.1$MacOSX_X86_64 LibreOffice_project/e19e193f88cd6c0525a17fb7a176ed8e6a3e2aa1</meta:generator>
    <meta:print-date>2024-03-09T17:16:01.069515643</meta:print-date>
    <meta:printed-by>PDF files</meta:printed-by>
    <meta:document-statistic meta:object-count="47"/>
  </office:meta>
</office:document-meta>
</file>